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ゴシックB Sun" svg:font-family="'HG ゴシックB Sun', 'HG-GothicB Sun', 'HG ゴシックB', 'HG Mincho Light J', 'ＭＳ Ｐゴシック', 'ヒラギノ角ゴ ProN', 'ヒラギノ角ゴ Pro', TLPゴシック, LXゴシック, HGPGothicB, 'IPA Pゴシック', 東風ゴシック, さざなみゴシック, 'Kochi Gothic', 'UmePlus Gothic', Gothic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HG ゴシックB Su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G ゴシックB Sun" style:font-size-asian="10pt" style:language-asian="ja" style:country-asian="JP" style:font-style-asian="normal" style:font-weight-asian="normal" style:font-name-complex="HG ゴシックB Su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7"/>
    <style:style style:name="ce2" style:family="table-cell" style:parent-style-name="Default" style:data-style-name="N112"/>
    <style:style style:name="ce3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Airplane" table:style-name="ta1">
        <table:table-column table:style-name="co1" table:default-cell-style-name="ce1"/>
        <table:table-column table:style-name="co1" table:default-cell-style-name="ce5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office:value-type="float" office:value="0.2" calcext:value-type="float">
            <text:p>0.20</text:p>
          </table:table-cell>
          <table:table-cell office:value-type="float" office:value="125.125" calcext:value-type="float">
            <text:p>125.125</text:p>
          </table:table-cell>
          <table:table-cell office:value-type="float" office:value="27.5298280535728" calcext:value-type="float">
            <text:p>27.530</text:p>
          </table:table-cell>
          <table:table-cell office:value-type="float" office:value="0.775428007131323" calcext:value-type="float">
            <text:p>0.77543</text:p>
          </table:table-cell>
          <table:table-cell office:value-type="float" office:value="66805.900390625" calcext:value-type="float">
            <text:p>66805.90</text:p>
          </table:table-cell>
          <table:table-cell office:value-type="float" office:value="7570.1845703125" calcext:value-type="float">
            <text:p>7570.18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99.75" calcext:value-type="float">
            <text:p>99.750</text:p>
          </table:table-cell>
          <table:table-cell office:value-type="float" office:value="28.5463141584593" calcext:value-type="float">
            <text:p>28.546</text:p>
          </table:table-cell>
          <table:table-cell office:value-type="float" office:value="0.79764014596725" calcext:value-type="float">
            <text:p>0.79764</text:p>
          </table:table-cell>
          <table:table-cell office:value-type="float" office:value="56089.951171875" calcext:value-type="float">
            <text:p>56089.95</text:p>
          </table:table-cell>
          <table:table-cell office:value-type="float" office:value="7216.0947265625" calcext:value-type="float">
            <text:p>7216.09</text:p>
          </table:table-cell>
        </table:table-row>
        <table:table-row table:style-name="ro1">
          <table:table-cell office:value-type="float" office:value="0.3" calcext:value-type="float">
            <text:p>0.30</text:p>
          </table:table-cell>
          <table:table-cell office:value-type="float" office:value="81.9375" calcext:value-type="float">
            <text:p>81.938</text:p>
          </table:table-cell>
          <table:table-cell office:value-type="float" office:value="29.4971842249474" calcext:value-type="float">
            <text:p>29.497</text:p>
          </table:table-cell>
          <table:table-cell office:value-type="float" office:value="0.818864231788589" calcext:value-type="float">
            <text:p>0.81886</text:p>
          </table:table-cell>
          <table:table-cell office:value-type="float" office:value="50376.935546875" calcext:value-type="float">
            <text:p>50376.94</text:p>
          </table:table-cell>
          <table:table-cell office:value-type="float" office:value="6020.853515625" calcext:value-type="float">
            <text:p>6020.8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69.3125" calcext:value-type="float">
            <text:p>69.313</text:p>
          </table:table-cell>
          <table:table-cell office:value-type="float" office:value="30.3130940528135" calcext:value-type="float">
            <text:p>30.313</text:p>
          </table:table-cell>
          <table:table-cell office:value-type="float" office:value="0.835567353180967" calcext:value-type="float">
            <text:p>0.83557</text:p>
          </table:table-cell>
          <table:table-cell office:value-type="float" office:value="43898.28515625" calcext:value-type="float">
            <text:p>43898.29</text:p>
          </table:table-cell>
          <table:table-cell office:value-type="float" office:value="5752.4658203125" calcext:value-type="float">
            <text:p>5752.47</text:p>
          </table:table-cell>
        </table:table-row>
        <table:table-row table:style-name="ro1">
          <table:table-cell office:value-type="float" office:value="0.4" calcext:value-type="float">
            <text:p>0.40</text:p>
          </table:table-cell>
          <table:table-cell office:value-type="float" office:value="59.8125" calcext:value-type="float">
            <text:p>59.813</text:p>
          </table:table-cell>
          <table:table-cell office:value-type="float" office:value="31.0488407811544" calcext:value-type="float">
            <text:p>31.049</text:p>
          </table:table-cell>
          <table:table-cell office:value-type="float" office:value="0.849225780662317" calcext:value-type="float">
            <text:p>0.84923</text:p>
          </table:table-cell>
          <table:table-cell office:value-type="float" office:value="42093.107421875" calcext:value-type="float">
            <text:p>42093.11</text:p>
          </table:table-cell>
          <table:table-cell office:value-type="float" office:value="5814.541015625" calcext:value-type="float">
            <text:p>5814.5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52.1875" calcext:value-type="float">
            <text:p>52.188</text:p>
          </table:table-cell>
          <table:table-cell office:value-type="float" office:value="31.7584965797521" calcext:value-type="float">
            <text:p>31.758</text:p>
          </table:table-cell>
          <table:table-cell office:value-type="float" office:value="0.862878354478407" calcext:value-type="float">
            <text:p>0.86288</text:p>
          </table:table-cell>
          <table:table-cell office:value-type="float" office:value="39869.8203125" calcext:value-type="float">
            <text:p>39869.82</text:p>
          </table:table-cell>
          <table:table-cell office:value-type="float" office:value="5353.4599609375" calcext:value-type="float">
            <text:p>5353.46</text:p>
          </table:table-cell>
        </table:table-row>
        <table:table-row table:style-name="ro1">
          <table:table-cell office:value-type="float" office:value="0.5" calcext:value-type="float">
            <text:p>0.50</text:p>
          </table:table-cell>
          <table:table-cell office:value-type="float" office:value="46.125" calcext:value-type="float">
            <text:p>46.125</text:p>
          </table:table-cell>
          <table:table-cell office:value-type="float" office:value="32.3898123992829" calcext:value-type="float">
            <text:p>32.390</text:p>
          </table:table-cell>
          <table:table-cell office:value-type="float" office:value="0.873085374669473" calcext:value-type="float">
            <text:p>0.87309</text:p>
          </table:table-cell>
          <table:table-cell office:value-type="float" office:value="37810.625" calcext:value-type="float">
            <text:p>37810.63</text:p>
          </table:table-cell>
          <table:table-cell office:value-type="float" office:value="5308.966796875" calcext:value-type="float">
            <text:p>5308.97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40.9375" calcext:value-type="float">
            <text:p>40.938</text:p>
          </table:table-cell>
          <table:table-cell office:value-type="float" office:value="33.0058317975591" calcext:value-type="float">
            <text:p>33.006</text:p>
          </table:table-cell>
          <table:table-cell office:value-type="float" office:value="0.882592891720766" calcext:value-type="float">
            <text:p>0.88259</text:p>
          </table:table-cell>
          <table:table-cell office:value-type="float" office:value="36233.189453125" calcext:value-type="float">
            <text:p>36233.19</text:p>
          </table:table-cell>
          <table:table-cell office:value-type="float" office:value="5173.1689453125" calcext:value-type="float">
            <text:p>5173.17</text:p>
          </table:table-cell>
        </table:table-row>
        <table:table-row table:style-name="ro1">
          <table:table-cell office:value-type="float" office:value="0.6" calcext:value-type="float">
            <text:p>0.60</text:p>
          </table:table-cell>
          <table:table-cell office:value-type="float" office:value="36.8125" calcext:value-type="float">
            <text:p>36.813</text:p>
          </table:table-cell>
          <table:table-cell office:value-type="float" office:value="33.5534815881033" calcext:value-type="float">
            <text:p>33.553</text:p>
          </table:table-cell>
          <table:table-cell office:value-type="float" office:value="0.891039117380611" calcext:value-type="float">
            <text:p>0.89104</text:p>
          </table:table-cell>
          <table:table-cell office:value-type="float" office:value="34639.66015625" calcext:value-type="float">
            <text:p>34639.66</text:p>
          </table:table-cell>
          <table:table-cell office:value-type="float" office:value="4976.767578125" calcext:value-type="float">
            <text:p>4976.77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33.25" calcext:value-type="float">
            <text:p>33.250</text:p>
          </table:table-cell>
          <table:table-cell office:value-type="float" office:value="34.0888047545014" calcext:value-type="float">
            <text:p>34.089</text:p>
          </table:table-cell>
          <table:table-cell office:value-type="float" office:value="0.898514841891878" calcext:value-type="float">
            <text:p>0.89851</text:p>
          </table:table-cell>
          <table:table-cell office:value-type="float" office:value="33334.28515625" calcext:value-type="float">
            <text:p>33334.29</text:p>
          </table:table-cell>
          <table:table-cell office:value-type="float" office:value="4776.2197265625" calcext:value-type="float">
            <text:p>4776.22</text:p>
          </table:table-cell>
        </table:table-row>
        <table:table-row table:style-name="ro1">
          <table:table-cell office:value-type="float" office:value="0.7" calcext:value-type="float">
            <text:p>0.70</text:p>
          </table:table-cell>
          <table:table-cell office:value-type="float" office:value="30.3125" calcext:value-type="float">
            <text:p>30.313</text:p>
          </table:table-cell>
          <table:table-cell office:value-type="float" office:value="34.5780517827277" calcext:value-type="float">
            <text:p>34.578</text:p>
          </table:table-cell>
          <table:table-cell office:value-type="float" office:value="0.905143340645726" calcext:value-type="float">
            <text:p>0.90514</text:p>
          </table:table-cell>
          <table:table-cell office:value-type="float" office:value="31866.04296875" calcext:value-type="float">
            <text:p>31866.04</text:p>
          </table:table-cell>
          <table:table-cell office:value-type="float" office:value="4556.40234375" calcext:value-type="float">
            <text:p>4556.40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7.75" calcext:value-type="float">
            <text:p>27.750</text:p>
          </table:table-cell>
          <table:table-cell office:value-type="float" office:value="35.0448496360747" calcext:value-type="float">
            <text:p>35.045</text:p>
          </table:table-cell>
          <table:table-cell office:value-type="float" office:value="0.910846627390882" calcext:value-type="float">
            <text:p>0.91085</text:p>
          </table:table-cell>
          <table:table-cell office:value-type="float" office:value="31393.76171875" calcext:value-type="float">
            <text:p>31393.76</text:p>
          </table:table-cell>
          <table:table-cell office:value-type="float" office:value="4548.009765625" calcext:value-type="float">
            <text:p>4548.01</text:p>
          </table:table-cell>
        </table:table-row>
        <table:table-row table:style-name="ro1">
          <table:table-cell office:value-type="float" office:value="0.8" calcext:value-type="float">
            <text:p>0.80</text:p>
          </table:table-cell>
          <table:table-cell office:value-type="float" office:value="25.5" calcext:value-type="float">
            <text:p>25.500</text:p>
          </table:table-cell>
          <table:table-cell office:value-type="float" office:value="35.5042148170721" calcext:value-type="float">
            <text:p>35.504</text:p>
          </table:table-cell>
          <table:table-cell office:value-type="float" office:value="0.916390515637947" calcext:value-type="float">
            <text:p>0.91639</text:p>
          </table:table-cell>
          <table:table-cell office:value-type="float" office:value="30535.546875" calcext:value-type="float">
            <text:p>30535.55</text:p>
          </table:table-cell>
          <table:table-cell office:value-type="float" office:value="4456.6376953125" calcext:value-type="float">
            <text:p>4456.6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Default" office:value-type="string" calcext:value-type="string">
            <text:p>low_3_value</text:p>
          </table:table-cell>
          <table:table-cell table:style-name="ce2"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165193.168545392" calcext:value-type="float">
            <text:p>165193.168545392</text:p>
          </table:table-cell>
          <table:table-cell table:style-name="ce6" office:value-type="float" office:value="1826429.5111109" calcext:value-type="float">
            <text:p>1826429.5111109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arbara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143.75" calcext:value-type="float">
            <text:p>143.750</text:p>
          </table:table-cell>
          <table:table-cell office:value-type="float" office:value="25.6667076272364" calcext:value-type="float">
            <text:p>25.667</text:p>
          </table:table-cell>
          <table:table-cell office:value-type="float" office:value="0.731153694072553" calcext:value-type="float">
            <text:p>0.73115</text:p>
          </table:table-cell>
          <table:table-cell office:value-type="float" office:value="89557.583984375" calcext:value-type="float">
            <text:p>89557.58</text:p>
          </table:table-cell>
          <table:table-cell office:value-type="float" office:value="8808.5107421875" calcext:value-type="float">
            <text:p>8808.51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116.5625" calcext:value-type="float">
            <text:p>116.563</text:p>
          </table:table-cell>
          <table:table-cell office:value-type="float" office:value="26.5747217664122" calcext:value-type="float">
            <text:p>26.575</text:p>
          </table:table-cell>
          <table:table-cell office:value-type="float" office:value="0.762178411903436" calcext:value-type="float">
            <text:p>0.76218</text:p>
          </table:table-cell>
          <table:table-cell office:value-type="float" office:value="87083.33203125" calcext:value-type="float">
            <text:p>87083.33</text:p>
          </table:table-cell>
          <table:table-cell office:value-type="float" office:value="9253.8359375" calcext:value-type="float">
            <text:p>9253.84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98.0625" calcext:value-type="float">
            <text:p>98.063</text:p>
          </table:table-cell>
          <table:table-cell office:value-type="float" office:value="27.366046215463" calcext:value-type="float">
            <text:p>27.366</text:p>
          </table:table-cell>
          <table:table-cell office:value-type="float" office:value="0.787161096652252" calcext:value-type="float">
            <text:p>0.78716</text:p>
          </table:table-cell>
          <table:table-cell office:value-type="float" office:value="81873.20703125" calcext:value-type="float">
            <text:p>81873.21</text:p>
          </table:table-cell>
          <table:table-cell office:value-type="float" office:value="9098.7001953125" calcext:value-type="float">
            <text:p>9098.70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84.1875" calcext:value-type="float">
            <text:p>84.188</text:p>
          </table:table-cell>
          <table:table-cell office:value-type="float" office:value="28.0593802965215" calcext:value-type="float">
            <text:p>28.059</text:p>
          </table:table-cell>
          <table:table-cell office:value-type="float" office:value="0.807052358519349" calcext:value-type="float">
            <text:p>0.80705</text:p>
          </table:table-cell>
          <table:table-cell office:value-type="float" office:value="80816.716796875" calcext:value-type="float">
            <text:p>80816.72</text:p>
          </table:table-cell>
          <table:table-cell office:value-type="float" office:value="9028.6943359375" calcext:value-type="float">
            <text:p>9028.69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73.75" calcext:value-type="float">
            <text:p>73.750</text:p>
          </table:table-cell>
          <table:table-cell office:value-type="float" office:value="28.715152043704" calcext:value-type="float">
            <text:p>28.715</text:p>
          </table:table-cell>
          <table:table-cell office:value-type="float" office:value="0.822862038858536" calcext:value-type="float">
            <text:p>0.82286</text:p>
          </table:table-cell>
          <table:table-cell office:value-type="float" office:value="79060.96875" calcext:value-type="float">
            <text:p>79060.97</text:p>
          </table:table-cell>
          <table:table-cell office:value-type="float" office:value="9529.2119140625" calcext:value-type="float">
            <text:p>9529.21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65" calcext:value-type="float">
            <text:p>65.000</text:p>
          </table:table-cell>
          <table:table-cell office:value-type="float" office:value="29.3400419591222" calcext:value-type="float">
            <text:p>29.340</text:p>
          </table:table-cell>
          <table:table-cell office:value-type="float" office:value="0.837190036672027" calcext:value-type="float">
            <text:p>0.83719</text:p>
          </table:table-cell>
          <table:table-cell office:value-type="float" office:value="79091.853515625" calcext:value-type="float">
            <text:p>79091.85</text:p>
          </table:table-cell>
          <table:table-cell office:value-type="float" office:value="9261.1962890625" calcext:value-type="float">
            <text:p>9261.20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office:value-type="float" office:value="57.9375" calcext:value-type="float">
            <text:p>57.938</text:p>
          </table:table-cell>
          <table:table-cell office:value-type="float" office:value="29.9207751675057" calcext:value-type="float">
            <text:p>29.921</text:p>
          </table:table-cell>
          <table:table-cell office:value-type="float" office:value="0.850142412071582" calcext:value-type="float">
            <text:p>0.85014</text:p>
          </table:table-cell>
          <table:table-cell office:value-type="float" office:value="79310.69921875" calcext:value-type="float">
            <text:p>79310.70</text:p>
          </table:table-cell>
          <table:table-cell office:value-type="float" office:value="8888.224609375" calcext:value-type="float">
            <text:p>8888.22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52.25" calcext:value-type="float">
            <text:p>52.250</text:p>
          </table:table-cell>
          <table:table-cell office:value-type="float" office:value="30.4553105765445" calcext:value-type="float">
            <text:p>30.455</text:p>
          </table:table-cell>
          <table:table-cell office:value-type="float" office:value="0.86084464991247" calcext:value-type="float">
            <text:p>0.86084</text:p>
          </table:table-cell>
          <table:table-cell office:value-type="float" office:value="79243.2109375" calcext:value-type="float">
            <text:p>79243.21</text:p>
          </table:table-cell>
          <table:table-cell office:value-type="float" office:value="9447.458984375" calcext:value-type="float">
            <text:p>9447.46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47.5625" calcext:value-type="float">
            <text:p>47.563</text:p>
          </table:table-cell>
          <table:table-cell office:value-type="float" office:value="30.9440753008309" calcext:value-type="float">
            <text:p>30.944</text:p>
          </table:table-cell>
          <table:table-cell office:value-type="float" office:value="0.870014978709402" calcext:value-type="float">
            <text:p>0.87001</text:p>
          </table:table-cell>
          <table:table-cell office:value-type="float" office:value="80223.27734375" calcext:value-type="float">
            <text:p>80223.28</text:p>
          </table:table-cell>
          <table:table-cell office:value-type="float" office:value="9697.8759765625" calcext:value-type="float">
            <text:p>9697.88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43.5" calcext:value-type="float">
            <text:p>43.500</text:p>
          </table:table-cell>
          <table:table-cell office:value-type="float" office:value="31.4177537653609" calcext:value-type="float">
            <text:p>31.418</text:p>
          </table:table-cell>
          <table:table-cell office:value-type="float" office:value="0.877792122672701" calcext:value-type="float">
            <text:p>0.87779</text:p>
          </table:table-cell>
          <table:table-cell office:value-type="float" office:value="80239.177734375" calcext:value-type="float">
            <text:p>80239.18</text:p>
          </table:table-cell>
          <table:table-cell office:value-type="float" office:value="9991.8662109375" calcext:value-type="float">
            <text:p>9991.87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39.875" calcext:value-type="float">
            <text:p>39.875</text:p>
          </table:table-cell>
          <table:table-cell office:value-type="float" office:value="31.8940278758507" calcext:value-type="float">
            <text:p>31.894</text:p>
          </table:table-cell>
          <table:table-cell office:value-type="float" office:value="0.885449206557831" calcext:value-type="float">
            <text:p>0.88545</text:p>
          </table:table-cell>
          <table:table-cell office:value-type="float" office:value="80137.09375" calcext:value-type="float">
            <text:p>80137.09</text:p>
          </table:table-cell>
          <table:table-cell office:value-type="float" office:value="9863.625" calcext:value-type="float">
            <text:p>9863.63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36.75" calcext:value-type="float">
            <text:p>36.750</text:p>
          </table:table-cell>
          <table:table-cell office:value-type="float" office:value="32.3443094853312" calcext:value-type="float">
            <text:p>32.344</text:p>
          </table:table-cell>
          <table:table-cell office:value-type="float" office:value="0.893309208131046" calcext:value-type="float">
            <text:p>0.89331</text:p>
          </table:table-cell>
          <table:table-cell office:value-type="float" office:value="80556.001953125" calcext:value-type="float">
            <text:p>80556.00</text:p>
          </table:table-cell>
          <table:table-cell office:value-type="float" office:value="9799.484375" calcext:value-type="float">
            <text:p>9799.48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33.9375" calcext:value-type="float">
            <text:p>33.938</text:p>
          </table:table-cell>
          <table:table-cell office:value-type="float" office:value="32.793038393956" calcext:value-type="float">
            <text:p>32.793</text:p>
          </table:table-cell>
          <table:table-cell office:value-type="float" office:value="0.900428715183671" calcext:value-type="float">
            <text:p>0.90043</text:p>
          </table:table-cell>
          <table:table-cell office:value-type="float" office:value="78736.57421875" calcext:value-type="float">
            <text:p>78736.57</text:p>
          </table:table-cell>
          <table:table-cell office:value-type="float" office:value="9455.9970703125" calcext:value-type="float">
            <text:p>9456.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225536.065030469" calcext:value-type="float">
            <text:p>225536.065030469</text:p>
          </table:table-cell>
          <table:table-cell table:style-name="ce6" office:value-type="float" office:value="2229040.05888574" calcext:value-type="float">
            <text:p>2229040.05888574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oat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table:style-name="ce3"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121.9375" calcext:value-type="float">
            <text:p>121.938</text:p>
          </table:table-cell>
          <table:table-cell office:value-type="float" office:value="26.903711782102" calcext:value-type="float">
            <text:p>26.904</text:p>
          </table:table-cell>
          <table:table-cell table:style-name="ce3" office:value-type="float" office:value="0.735695621463518" calcext:value-type="float">
            <text:p>0.73570</text:p>
          </table:table-cell>
          <table:table-cell office:value-type="float" office:value="68874.98046875" calcext:value-type="float">
            <text:p>68874.98</text:p>
          </table:table-cell>
          <table:table-cell office:value-type="float" office:value="8623.498046875" calcext:value-type="float">
            <text:p>8623.50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99.9375" calcext:value-type="float">
            <text:p>99.938</text:p>
          </table:table-cell>
          <table:table-cell office:value-type="float" office:value="27.7812345995391" calcext:value-type="float">
            <text:p>27.781</text:p>
          </table:table-cell>
          <table:table-cell table:style-name="ce3" office:value-type="float" office:value="0.763834391413472" calcext:value-type="float">
            <text:p>0.76383</text:p>
          </table:table-cell>
          <table:table-cell office:value-type="float" office:value="62551.400390625" calcext:value-type="float">
            <text:p>62551.40</text:p>
          </table:table-cell>
          <table:table-cell office:value-type="float" office:value="8412" calcext:value-type="float">
            <text:p>8412.00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84.75" calcext:value-type="float">
            <text:p>84.750</text:p>
          </table:table-cell>
          <table:table-cell office:value-type="float" office:value="28.5466167931184" calcext:value-type="float">
            <text:p>28.547</text:p>
          </table:table-cell>
          <table:table-cell table:style-name="ce3" office:value-type="float" office:value="0.786267056082726" calcext:value-type="float">
            <text:p>0.78627</text:p>
          </table:table-cell>
          <table:table-cell office:value-type="float" office:value="58065.41015625" calcext:value-type="float">
            <text:p>58065.41</text:p>
          </table:table-cell>
          <table:table-cell office:value-type="float" office:value="7551.9833984375" calcext:value-type="float">
            <text:p>7551.98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72.8125" calcext:value-type="float">
            <text:p>72.813</text:p>
          </table:table-cell>
          <table:table-cell office:value-type="float" office:value="29.2717206635128" calcext:value-type="float">
            <text:p>29.272</text:p>
          </table:table-cell>
          <table:table-cell table:style-name="ce3" office:value-type="float" office:value="0.80567449187503" calcext:value-type="float">
            <text:p>0.80567</text:p>
          </table:table-cell>
          <table:table-cell office:value-type="float" office:value="53267.373046875" calcext:value-type="float">
            <text:p>53267.37</text:p>
          </table:table-cell>
          <table:table-cell office:value-type="float" office:value="7695.4970703125" calcext:value-type="float">
            <text:p>7695.50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63.5625" calcext:value-type="float">
            <text:p>63.563</text:p>
          </table:table-cell>
          <table:table-cell office:value-type="float" office:value="29.9303974905492" calcext:value-type="float">
            <text:p>29.930</text:p>
          </table:table-cell>
          <table:table-cell table:style-name="ce3" office:value-type="float" office:value="0.822749229727262" calcext:value-type="float">
            <text:p>0.82275</text:p>
          </table:table-cell>
          <table:table-cell office:value-type="float" office:value="48517.79296875" calcext:value-type="float">
            <text:p>48517.79</text:p>
          </table:table-cell>
          <table:table-cell office:value-type="float" office:value="6752.97265625" calcext:value-type="float">
            <text:p>6752.97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56.3125" calcext:value-type="float">
            <text:p>56.313</text:p>
          </table:table-cell>
          <table:table-cell office:value-type="float" office:value="30.5464278082037" calcext:value-type="float">
            <text:p>30.546</text:p>
          </table:table-cell>
          <table:table-cell table:style-name="ce3" office:value-type="float" office:value="0.837485873953237" calcext:value-type="float">
            <text:p>0.83749</text:p>
          </table:table-cell>
          <table:table-cell office:value-type="float" office:value="47025.755859375" calcext:value-type="float">
            <text:p>47025.76</text:p>
          </table:table-cell>
          <table:table-cell office:value-type="float" office:value="7389.1865234375" calcext:value-type="float">
            <text:p>7389.19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office:value-type="float" office:value="50.5625" calcext:value-type="float">
            <text:p>50.563</text:p>
          </table:table-cell>
          <table:table-cell office:value-type="float" office:value="31.0859386651522" calcext:value-type="float">
            <text:p>31.086</text:p>
          </table:table-cell>
          <table:table-cell table:style-name="ce3" office:value-type="float" office:value="0.84937703275503" calcext:value-type="float">
            <text:p>0.84938</text:p>
          </table:table-cell>
          <table:table-cell office:value-type="float" office:value="45172.892578125" calcext:value-type="float">
            <text:p>45172.89</text:p>
          </table:table-cell>
          <table:table-cell office:value-type="float" office:value="7062.2001953125" calcext:value-type="float">
            <text:p>7062.20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45.625" calcext:value-type="float">
            <text:p>45.625</text:p>
          </table:table-cell>
          <table:table-cell office:value-type="float" office:value="31.6215761804495" calcext:value-type="float">
            <text:p>31.622</text:p>
          </table:table-cell>
          <table:table-cell table:style-name="ce3" office:value-type="float" office:value="0.860392141360219" calcext:value-type="float">
            <text:p>0.86039</text:p>
          </table:table-cell>
          <table:table-cell office:value-type="float" office:value="42893.71484375" calcext:value-type="float">
            <text:p>42893.71</text:p>
          </table:table-cell>
          <table:table-cell office:value-type="float" office:value="6914.2109375" calcext:value-type="float">
            <text:p>6914.21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41.4375" calcext:value-type="float">
            <text:p>41.438</text:p>
          </table:table-cell>
          <table:table-cell office:value-type="float" office:value="32.1398423546765" calcext:value-type="float">
            <text:p>32.140</text:p>
          </table:table-cell>
          <table:table-cell table:style-name="ce3" office:value-type="float" office:value="0.871789563831413" calcext:value-type="float">
            <text:p>0.87179</text:p>
          </table:table-cell>
          <table:table-cell office:value-type="float" office:value="40754.046875" calcext:value-type="float">
            <text:p>40754.05</text:p>
          </table:table-cell>
          <table:table-cell office:value-type="float" office:value="6661.1416015625" calcext:value-type="float">
            <text:p>6661.14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37.75" calcext:value-type="float">
            <text:p>37.750</text:p>
          </table:table-cell>
          <table:table-cell office:value-type="float" office:value="32.6395013166533" calcext:value-type="float">
            <text:p>32.640</text:p>
          </table:table-cell>
          <table:table-cell table:style-name="ce3" office:value-type="float" office:value="0.880679758826924" calcext:value-type="float">
            <text:p>0.88068</text:p>
          </table:table-cell>
          <table:table-cell office:value-type="float" office:value="39419.287109375" calcext:value-type="float">
            <text:p>39419.29</text:p>
          </table:table-cell>
          <table:table-cell office:value-type="float" office:value="6483.8154296875" calcext:value-type="float">
            <text:p>6483.82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34.5625" calcext:value-type="float">
            <text:p>34.563</text:p>
          </table:table-cell>
          <table:table-cell office:value-type="float" office:value="33.1244989959188" calcext:value-type="float">
            <text:p>33.124</text:p>
          </table:table-cell>
          <table:table-cell table:style-name="ce3" office:value-type="float" office:value="0.888781780533861" calcext:value-type="float">
            <text:p>0.88878</text:p>
          </table:table-cell>
          <table:table-cell office:value-type="float" office:value="37949.07421875" calcext:value-type="float">
            <text:p>37949.07</text:p>
          </table:table-cell>
          <table:table-cell office:value-type="float" office:value="6226.595703125" calcext:value-type="float">
            <text:p>6226.60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31.875" calcext:value-type="float">
            <text:p>31.875</text:p>
          </table:table-cell>
          <table:table-cell office:value-type="float" office:value="33.5689929213429" calcext:value-type="float">
            <text:p>33.569</text:p>
          </table:table-cell>
          <table:table-cell table:style-name="ce3" office:value-type="float" office:value="0.896176687599203" calcext:value-type="float">
            <text:p>0.89618</text:p>
          </table:table-cell>
          <table:table-cell office:value-type="float" office:value="37566.974609375" calcext:value-type="float">
            <text:p>37566.97</text:p>
          </table:table-cell>
          <table:table-cell office:value-type="float" office:value="6264.0126953125" calcext:value-type="float">
            <text:p>6264.01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29.5" calcext:value-type="float">
            <text:p>29.500</text:p>
          </table:table-cell>
          <table:table-cell office:value-type="float" office:value="33.9905434077373" calcext:value-type="float">
            <text:p>33.991</text:p>
          </table:table-cell>
          <table:table-cell table:style-name="ce3" office:value-type="float" office:value="0.902804400002191" calcext:value-type="float">
            <text:p>0.90280</text:p>
          </table:table-cell>
          <table:table-cell office:value-type="float" office:value="36387.00390625" calcext:value-type="float">
            <text:p>36387.00</text:p>
          </table:table-cell>
          <table:table-cell office:value-type="float" office:value="6078.462890625" calcext:value-type="float">
            <text:p>6078.4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160039.38538168" calcext:value-type="float">
            <text:p>160039.38538168</text:p>
          </table:table-cell>
          <table:table-cell table:style-name="ce6" office:value-type="float" office:value="1955122.16030488" calcext:value-type="float">
            <text:p>1955122.16030488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oldhill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table:style-name="ce3"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101.25" calcext:value-type="float">
            <text:p>101.250</text:p>
          </table:table-cell>
          <table:table-cell office:value-type="float" office:value="27.6710201686135" calcext:value-type="float">
            <text:p>27.671</text:p>
          </table:table-cell>
          <table:table-cell table:style-name="ce3" office:value-type="float" office:value="0.697677283720314" calcext:value-type="float">
            <text:p>0.69768</text:p>
          </table:table-cell>
          <table:table-cell office:value-type="float" office:value="45211.431640625" calcext:value-type="float">
            <text:p>45211.43</text:p>
          </table:table-cell>
          <table:table-cell office:value-type="float" office:value="4847.3671875" calcext:value-type="float">
            <text:p>4847.37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83.8125" calcext:value-type="float">
            <text:p>83.813</text:p>
          </table:table-cell>
          <table:table-cell office:value-type="float" office:value="28.3564124342897" calcext:value-type="float">
            <text:p>28.356</text:p>
          </table:table-cell>
          <table:table-cell table:style-name="ce3" office:value-type="float" office:value="0.7267639115629" calcext:value-type="float">
            <text:p>0.72676</text:p>
          </table:table-cell>
          <table:table-cell office:value-type="float" office:value="41980.013671875" calcext:value-type="float">
            <text:p>41980.01</text:p>
          </table:table-cell>
          <table:table-cell office:value-type="float" office:value="4905.0439453125" calcext:value-type="float">
            <text:p>4905.04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71.8125" calcext:value-type="float">
            <text:p>71.813</text:p>
          </table:table-cell>
          <table:table-cell office:value-type="float" office:value="28.9380879682604" calcext:value-type="float">
            <text:p>28.938</text:p>
          </table:table-cell>
          <table:table-cell table:style-name="ce3" office:value-type="float" office:value="0.75023388443065" calcext:value-type="float">
            <text:p>0.75023</text:p>
          </table:table-cell>
          <table:table-cell office:value-type="float" office:value="38407.826171875" calcext:value-type="float">
            <text:p>38407.83</text:p>
          </table:table-cell>
          <table:table-cell office:value-type="float" office:value="4894.380859375" calcext:value-type="float">
            <text:p>4894.38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62.75" calcext:value-type="float">
            <text:p>62.750</text:p>
          </table:table-cell>
          <table:table-cell office:value-type="float" office:value="29.4776583948675" calcext:value-type="float">
            <text:p>29.478</text:p>
          </table:table-cell>
          <table:table-cell table:style-name="ce3" office:value-type="float" office:value="0.771087883238239" calcext:value-type="float">
            <text:p>0.77109</text:p>
          </table:table-cell>
          <table:table-cell office:value-type="float" office:value="37013.376953125" calcext:value-type="float">
            <text:p>37013.38</text:p>
          </table:table-cell>
          <table:table-cell office:value-type="float" office:value="4800.8955078125" calcext:value-type="float">
            <text:p>4800.90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55.5" calcext:value-type="float">
            <text:p>55.500</text:p>
          </table:table-cell>
          <table:table-cell office:value-type="float" office:value="29.9869983768872" calcext:value-type="float">
            <text:p>29.987</text:p>
          </table:table-cell>
          <table:table-cell table:style-name="ce3" office:value-type="float" office:value="0.789111809498187" calcext:value-type="float">
            <text:p>0.78911</text:p>
          </table:table-cell>
          <table:table-cell office:value-type="float" office:value="34526.501953125" calcext:value-type="float">
            <text:p>34526.50</text:p>
          </table:table-cell>
          <table:table-cell office:value-type="float" office:value="4674.283203125" calcext:value-type="float">
            <text:p>4674.28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50" calcext:value-type="float">
            <text:p>50.000</text:p>
          </table:table-cell>
          <table:table-cell office:value-type="float" office:value="30.4139153865318" calcext:value-type="float">
            <text:p>30.414</text:p>
          </table:table-cell>
          <table:table-cell table:style-name="ce3" office:value-type="float" office:value="0.803632208733303" calcext:value-type="float">
            <text:p>0.80363</text:p>
          </table:table-cell>
          <table:table-cell office:value-type="float" office:value="33878.041015625" calcext:value-type="float">
            <text:p>33878.04</text:p>
          </table:table-cell>
          <table:table-cell office:value-type="float" office:value="5004.71875" calcext:value-type="float">
            <text:p>5004.72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office:value-type="float" office:value="45.4375" calcext:value-type="float">
            <text:p>45.438</text:p>
          </table:table-cell>
          <table:table-cell office:value-type="float" office:value="30.8286793326015" calcext:value-type="float">
            <text:p>30.829</text:p>
          </table:table-cell>
          <table:table-cell table:style-name="ce3" office:value-type="float" office:value="0.817369788363141" calcext:value-type="float">
            <text:p>0.81737</text:p>
          </table:table-cell>
          <table:table-cell office:value-type="float" office:value="33459.9921875" calcext:value-type="float">
            <text:p>33459.99</text:p>
          </table:table-cell>
          <table:table-cell office:value-type="float" office:value="4820.142578125" calcext:value-type="float">
            <text:p>4820.14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41.5625" calcext:value-type="float">
            <text:p>41.563</text:p>
          </table:table-cell>
          <table:table-cell office:value-type="float" office:value="31.2363287587215" calcext:value-type="float">
            <text:p>31.236</text:p>
          </table:table-cell>
          <table:table-cell table:style-name="ce3" office:value-type="float" office:value="0.829750132235832" calcext:value-type="float">
            <text:p>0.82975</text:p>
          </table:table-cell>
          <table:table-cell office:value-type="float" office:value="32665.61328125" calcext:value-type="float">
            <text:p>32665.61</text:p>
          </table:table-cell>
          <table:table-cell office:value-type="float" office:value="4728.1748046875" calcext:value-type="float">
            <text:p>4728.17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38.1875" calcext:value-type="float">
            <text:p>38.188</text:p>
          </table:table-cell>
          <table:table-cell office:value-type="float" office:value="31.626205664527" calcext:value-type="float">
            <text:p>31.626</text:p>
          </table:table-cell>
          <table:table-cell table:style-name="ce3" office:value-type="float" office:value="0.840608123722528" calcext:value-type="float">
            <text:p>0.84061</text:p>
          </table:table-cell>
          <table:table-cell office:value-type="float" office:value="31516.35546875" calcext:value-type="float">
            <text:p>31516.36</text:p>
          </table:table-cell>
          <table:table-cell office:value-type="float" office:value="4615.7060546875" calcext:value-type="float">
            <text:p>4615.71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35.375" calcext:value-type="float">
            <text:p>35.375</text:p>
          </table:table-cell>
          <table:table-cell office:value-type="float" office:value="31.9799426559294" calcext:value-type="float">
            <text:p>31.980</text:p>
          </table:table-cell>
          <table:table-cell table:style-name="ce3" office:value-type="float" office:value="0.850693452196513" calcext:value-type="float">
            <text:p>0.85069</text:p>
          </table:table-cell>
          <table:table-cell office:value-type="float" office:value="30926.376953125" calcext:value-type="float">
            <text:p>30926.38</text:p>
          </table:table-cell>
          <table:table-cell office:value-type="float" office:value="4693.4423828125" calcext:value-type="float">
            <text:p>4693.44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32.875" calcext:value-type="float">
            <text:p>32.875</text:p>
          </table:table-cell>
          <table:table-cell office:value-type="float" office:value="32.3252982206078" calcext:value-type="float">
            <text:p>32.325</text:p>
          </table:table-cell>
          <table:table-cell table:style-name="ce3" office:value-type="float" office:value="0.859442639566517" calcext:value-type="float">
            <text:p>0.85944</text:p>
          </table:table-cell>
          <table:table-cell office:value-type="float" office:value="30047.669921875" calcext:value-type="float">
            <text:p>30047.67</text:p>
          </table:table-cell>
          <table:table-cell office:value-type="float" office:value="4401.6845703125" calcext:value-type="float">
            <text:p>4401.68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30.6875" calcext:value-type="float">
            <text:p>30.688</text:p>
          </table:table-cell>
          <table:table-cell office:value-type="float" office:value="32.660121914272" calcext:value-type="float">
            <text:p>32.660</text:p>
          </table:table-cell>
          <table:table-cell table:style-name="ce3" office:value-type="float" office:value="0.867585767723492" calcext:value-type="float">
            <text:p>0.86759</text:p>
          </table:table-cell>
          <table:table-cell office:value-type="float" office:value="29367.453125" calcext:value-type="float">
            <text:p>29367.45</text:p>
          </table:table-cell>
          <table:table-cell office:value-type="float" office:value="4472.1572265625" calcext:value-type="float">
            <text:p>4472.16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28.75" calcext:value-type="float">
            <text:p>28.750</text:p>
          </table:table-cell>
          <table:table-cell office:value-type="float" office:value="32.9838975002731" calcext:value-type="float">
            <text:p>32.984</text:p>
          </table:table-cell>
          <table:table-cell table:style-name="ce3" office:value-type="float" office:value="0.87519187273131" calcext:value-type="float">
            <text:p>0.87519</text:p>
          </table:table-cell>
          <table:table-cell office:value-type="float" office:value="28986.1328125" calcext:value-type="float">
            <text:p>28986.13</text:p>
          </table:table-cell>
          <table:table-cell office:value-type="float" office:value="4188.1337890625" calcext:value-type="float">
            <text:p>4188.1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139132.994734488" calcext:value-type="float">
            <text:p>139132.994734488</text:p>
          </table:table-cell>
          <table:table-cell table:style-name="ce6" office:value-type="float" office:value="1986675.8469837" calcext:value-type="float">
            <text:p>1986675.8469837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Lenna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table:style-name="ce3"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102.5" calcext:value-type="float">
            <text:p>102.500</text:p>
          </table:table-cell>
          <table:table-cell office:value-type="float" office:value="29.1970889677159" calcext:value-type="float">
            <text:p>29.197</text:p>
          </table:table-cell>
          <table:table-cell table:style-name="ce3" office:value-type="float" office:value="0.787080416964652" calcext:value-type="float">
            <text:p>0.78708</text:p>
          </table:table-cell>
          <table:table-cell office:value-type="float" office:value="47428.6953125" calcext:value-type="float">
            <text:p>47428.70</text:p>
          </table:table-cell>
          <table:table-cell office:value-type="float" office:value="6300.755859375" calcext:value-type="float">
            <text:p>6300.76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80.9375" calcext:value-type="float">
            <text:p>80.938</text:p>
          </table:table-cell>
          <table:table-cell office:value-type="float" office:value="30.273382842593" calcext:value-type="float">
            <text:p>30.273</text:p>
          </table:table-cell>
          <table:table-cell table:style-name="ce3" office:value-type="float" office:value="0.812187803125729" calcext:value-type="float">
            <text:p>0.81219</text:p>
          </table:table-cell>
          <table:table-cell office:value-type="float" office:value="41009.41015625" calcext:value-type="float">
            <text:p>41009.41</text:p>
          </table:table-cell>
          <table:table-cell office:value-type="float" office:value="5943.134765625" calcext:value-type="float">
            <text:p>5943.13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66.25" calcext:value-type="float">
            <text:p>66.250</text:p>
          </table:table-cell>
          <table:table-cell office:value-type="float" office:value="31.1853966096001" calcext:value-type="float">
            <text:p>31.185</text:p>
          </table:table-cell>
          <table:table-cell table:style-name="ce3" office:value-type="float" office:value="0.830608077993155" calcext:value-type="float">
            <text:p>0.83061</text:p>
          </table:table-cell>
          <table:table-cell office:value-type="float" office:value="35777.30078125" calcext:value-type="float">
            <text:p>35777.30</text:p>
          </table:table-cell>
          <table:table-cell office:value-type="float" office:value="5791.390625" calcext:value-type="float">
            <text:p>5791.39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55.625" calcext:value-type="float">
            <text:p>55.625</text:p>
          </table:table-cell>
          <table:table-cell office:value-type="float" office:value="31.9647266748718" calcext:value-type="float">
            <text:p>31.965</text:p>
          </table:table-cell>
          <table:table-cell table:style-name="ce3" office:value-type="float" office:value="0.847010664401425" calcext:value-type="float">
            <text:p>0.84701</text:p>
          </table:table-cell>
          <table:table-cell office:value-type="float" office:value="32325.02734375" calcext:value-type="float">
            <text:p>32325.03</text:p>
          </table:table-cell>
          <table:table-cell office:value-type="float" office:value="5676.3974609375" calcext:value-type="float">
            <text:p>5676.40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47.5625" calcext:value-type="float">
            <text:p>47.563</text:p>
          </table:table-cell>
          <table:table-cell office:value-type="float" office:value="32.6690895727357" calcext:value-type="float">
            <text:p>32.669</text:p>
          </table:table-cell>
          <table:table-cell table:style-name="ce3" office:value-type="float" office:value="0.858872632158192" calcext:value-type="float">
            <text:p>0.85887</text:p>
          </table:table-cell>
          <table:table-cell office:value-type="float" office:value="30344.78125" calcext:value-type="float">
            <text:p>30344.78</text:p>
          </table:table-cell>
          <table:table-cell office:value-type="float" office:value="5013.7626953125" calcext:value-type="float">
            <text:p>5013.76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41.5625" calcext:value-type="float">
            <text:p>41.563</text:p>
          </table:table-cell>
          <table:table-cell office:value-type="float" office:value="33.2670494314254" calcext:value-type="float">
            <text:p>33.267</text:p>
          </table:table-cell>
          <table:table-cell table:style-name="ce3" office:value-type="float" office:value="0.870111300780248" calcext:value-type="float">
            <text:p>0.87011</text:p>
          </table:table-cell>
          <table:table-cell office:value-type="float" office:value="28628.083984375" calcext:value-type="float">
            <text:p>28628.08</text:p>
          </table:table-cell>
          <table:table-cell office:value-type="float" office:value="4662.3173828125" calcext:value-type="float">
            <text:p>4662.32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office:value-type="float" office:value="36.6875" calcext:value-type="float">
            <text:p>36.688</text:p>
          </table:table-cell>
          <table:table-cell office:value-type="float" office:value="33.8435599584864" calcext:value-type="float">
            <text:p>33.844</text:p>
          </table:table-cell>
          <table:table-cell table:style-name="ce3" office:value-type="float" office:value="0.87900235496051" calcext:value-type="float">
            <text:p>0.87900</text:p>
          </table:table-cell>
          <table:table-cell office:value-type="float" office:value="27024.9453125" calcext:value-type="float">
            <text:p>27024.95</text:p>
          </table:table-cell>
          <table:table-cell office:value-type="float" office:value="4725.904296875" calcext:value-type="float">
            <text:p>4725.90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32.6875" calcext:value-type="float">
            <text:p>32.688</text:p>
          </table:table-cell>
          <table:table-cell office:value-type="float" office:value="34.3606169282206" calcext:value-type="float">
            <text:p>34.361</text:p>
          </table:table-cell>
          <table:table-cell table:style-name="ce3" office:value-type="float" office:value="0.887265298799611" calcext:value-type="float">
            <text:p>0.88727</text:p>
          </table:table-cell>
          <table:table-cell office:value-type="float" office:value="25432.384765625" calcext:value-type="float">
            <text:p>25432.38</text:p>
          </table:table-cell>
          <table:table-cell office:value-type="float" office:value="4615.935546875" calcext:value-type="float">
            <text:p>4615.94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29.375" calcext:value-type="float">
            <text:p>29.375</text:p>
          </table:table-cell>
          <table:table-cell office:value-type="float" office:value="34.8471438460004" calcext:value-type="float">
            <text:p>34.847</text:p>
          </table:table-cell>
          <table:table-cell table:style-name="ce3" office:value-type="float" office:value="0.894922059771875" calcext:value-type="float">
            <text:p>0.89492</text:p>
          </table:table-cell>
          <table:table-cell office:value-type="float" office:value="24843.232421875" calcext:value-type="float">
            <text:p>24843.23</text:p>
          </table:table-cell>
          <table:table-cell office:value-type="float" office:value="4351.544921875" calcext:value-type="float">
            <text:p>4351.54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26.6875" calcext:value-type="float">
            <text:p>26.688</text:p>
          </table:table-cell>
          <table:table-cell office:value-type="float" office:value="35.2622462963894" calcext:value-type="float">
            <text:p>35.262</text:p>
          </table:table-cell>
          <table:table-cell table:style-name="ce3" office:value-type="float" office:value="0.900673962744104" calcext:value-type="float">
            <text:p>0.90067</text:p>
          </table:table-cell>
          <table:table-cell office:value-type="float" office:value="23818.931640625" calcext:value-type="float">
            <text:p>23818.93</text:p>
          </table:table-cell>
          <table:table-cell office:value-type="float" office:value="4188.8369140625" calcext:value-type="float">
            <text:p>4188.84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24.25" calcext:value-type="float">
            <text:p>24.250</text:p>
          </table:table-cell>
          <table:table-cell office:value-type="float" office:value="35.6897576013074" calcext:value-type="float">
            <text:p>35.690</text:p>
          </table:table-cell>
          <table:table-cell table:style-name="ce3" office:value-type="float" office:value="0.906151729397582" calcext:value-type="float">
            <text:p>0.90615</text:p>
          </table:table-cell>
          <table:table-cell office:value-type="float" office:value="23007.185546875" calcext:value-type="float">
            <text:p>23007.19</text:p>
          </table:table-cell>
          <table:table-cell office:value-type="float" office:value="4157.8017578125" calcext:value-type="float">
            <text:p>4157.80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22.3125" calcext:value-type="float">
            <text:p>22.313</text:p>
          </table:table-cell>
          <table:table-cell office:value-type="float" office:value="36.0690668588171" calcext:value-type="float">
            <text:p>36.069</text:p>
          </table:table-cell>
          <table:table-cell table:style-name="ce3" office:value-type="float" office:value="0.911143767386499" calcext:value-type="float">
            <text:p>0.91114</text:p>
          </table:table-cell>
          <table:table-cell office:value-type="float" office:value="22575.31640625" calcext:value-type="float">
            <text:p>22575.32</text:p>
          </table:table-cell>
          <table:table-cell office:value-type="float" office:value="4171.5009765625" calcext:value-type="float">
            <text:p>4171.50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20.625" calcext:value-type="float">
            <text:p>20.625</text:p>
          </table:table-cell>
          <table:table-cell office:value-type="float" office:value="36.4175967073949" calcext:value-type="float">
            <text:p>36.418</text:p>
          </table:table-cell>
          <table:table-cell table:style-name="ce3" office:value-type="float" office:value="0.915526561784188" calcext:value-type="float">
            <text:p>0.91553</text:p>
          </table:table-cell>
          <table:table-cell office:value-type="float" office:value="22413.28515625" calcext:value-type="float">
            <text:p>22413.29</text:p>
          </table:table-cell>
          <table:table-cell office:value-type="float" office:value="4105.7314453125" calcext:value-type="float">
            <text:p>4105.7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179487.186291331" calcext:value-type="float">
            <text:p>179487.186291331</text:p>
          </table:table-cell>
          <table:table-cell table:style-name="ce6" office:value-type="float" office:value="1607517.04618607" calcext:value-type="float">
            <text:p>1607517.04618607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andrill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171.75" calcext:value-type="float">
            <text:p>171.750</text:p>
          </table:table-cell>
          <table:table-cell office:value-type="float" office:value="21.3250279778177" calcext:value-type="float">
            <text:p>21.325</text:p>
          </table:table-cell>
          <table:table-cell office:value-type="float" office:value="0.529245347100675" calcext:value-type="float">
            <text:p>0.52925</text:p>
          </table:table-cell>
          <table:table-cell office:value-type="float" office:value="172482.546875" calcext:value-type="float">
            <text:p>172482.55</text:p>
          </table:table-cell>
          <table:table-cell office:value-type="float" office:value="16792.751953125" calcext:value-type="float">
            <text:p>16792.75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150.75" calcext:value-type="float">
            <text:p>150.750</text:p>
          </table:table-cell>
          <table:table-cell office:value-type="float" office:value="21.7874695547148" calcext:value-type="float">
            <text:p>21.787</text:p>
          </table:table-cell>
          <table:table-cell office:value-type="float" office:value="0.569618378607616" calcext:value-type="float">
            <text:p>0.56962</text:p>
          </table:table-cell>
          <table:table-cell office:value-type="float" office:value="174638.083984375" calcext:value-type="float">
            <text:p>174638.08</text:p>
          </table:table-cell>
          <table:table-cell office:value-type="float" office:value="15059.31640625" calcext:value-type="float">
            <text:p>15059.32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134.3125" calcext:value-type="float">
            <text:p>134.313</text:p>
          </table:table-cell>
          <table:table-cell office:value-type="float" office:value="22.230055070868" calcext:value-type="float">
            <text:p>22.230</text:p>
          </table:table-cell>
          <table:table-cell office:value-type="float" office:value="0.600272979703166" calcext:value-type="float">
            <text:p>0.60027</text:p>
          </table:table-cell>
          <table:table-cell office:value-type="float" office:value="178517.677734375" calcext:value-type="float">
            <text:p>178517.68</text:p>
          </table:table-cell>
          <table:table-cell office:value-type="float" office:value="16030.318359375" calcext:value-type="float">
            <text:p>16030.32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121.375" calcext:value-type="float">
            <text:p>121.375</text:p>
          </table:table-cell>
          <table:table-cell office:value-type="float" office:value="22.6516949873951" calcext:value-type="float">
            <text:p>22.652</text:p>
          </table:table-cell>
          <table:table-cell office:value-type="float" office:value="0.628661527361135" calcext:value-type="float">
            <text:p>0.62866</text:p>
          </table:table-cell>
          <table:table-cell office:value-type="float" office:value="176687.001953125" calcext:value-type="float">
            <text:p>176687.00</text:p>
          </table:table-cell>
          <table:table-cell office:value-type="float" office:value="14861.560546875" calcext:value-type="float">
            <text:p>14861.56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110.5625" calcext:value-type="float">
            <text:p>110.563</text:p>
          </table:table-cell>
          <table:table-cell office:value-type="float" office:value="23.055715834188" calcext:value-type="float">
            <text:p>23.056</text:p>
          </table:table-cell>
          <table:table-cell office:value-type="float" office:value="0.652766802299876" calcext:value-type="float">
            <text:p>0.65277</text:p>
          </table:table-cell>
          <table:table-cell office:value-type="float" office:value="173427.11328125" calcext:value-type="float">
            <text:p>173427.11</text:p>
          </table:table-cell>
          <table:table-cell office:value-type="float" office:value="14828.0419921875" calcext:value-type="float">
            <text:p>14828.04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101.4375" calcext:value-type="float">
            <text:p>101.438</text:p>
          </table:table-cell>
          <table:table-cell office:value-type="float" office:value="23.4414006002737" calcext:value-type="float">
            <text:p>23.441</text:p>
          </table:table-cell>
          <table:table-cell office:value-type="float" office:value="0.673139661485052" calcext:value-type="float">
            <text:p>0.67314</text:p>
          </table:table-cell>
          <table:table-cell office:value-type="float" office:value="171741.7421875" calcext:value-type="float">
            <text:p>171741.74</text:p>
          </table:table-cell>
          <table:table-cell office:value-type="float" office:value="14259.21875" calcext:value-type="float">
            <text:p>14259.22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table:style-name="Default" office:value-type="float" office:value="93.8125" calcext:value-type="float">
            <text:p>93.8125</text:p>
          </table:table-cell>
          <table:table-cell office:value-type="float" office:value="23.8064378478875" calcext:value-type="float">
            <text:p>23.806</text:p>
          </table:table-cell>
          <table:table-cell office:value-type="float" office:value="0.693120413248108" calcext:value-type="float">
            <text:p>0.69312</text:p>
          </table:table-cell>
          <table:table-cell office:value-type="float" office:value="167436.375" calcext:value-type="float">
            <text:p>167436.38</text:p>
          </table:table-cell>
          <table:table-cell office:value-type="float" office:value="13603.884765625" calcext:value-type="float">
            <text:p>13603.88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87.125" calcext:value-type="float">
            <text:p>87.125</text:p>
          </table:table-cell>
          <table:table-cell office:value-type="float" office:value="24.1646621805745" calcext:value-type="float">
            <text:p>24.165</text:p>
          </table:table-cell>
          <table:table-cell office:value-type="float" office:value="0.710284842660905" calcext:value-type="float">
            <text:p>0.71028</text:p>
          </table:table-cell>
          <table:table-cell office:value-type="float" office:value="167099.93359375" calcext:value-type="float">
            <text:p>167099.93</text:p>
          </table:table-cell>
          <table:table-cell office:value-type="float" office:value="13245.8037109375" calcext:value-type="float">
            <text:p>13245.80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81.25" calcext:value-type="float">
            <text:p>81.250</text:p>
          </table:table-cell>
          <table:table-cell office:value-type="float" office:value="24.5130778899816" calcext:value-type="float">
            <text:p>24.513</text:p>
          </table:table-cell>
          <table:table-cell office:value-type="float" office:value="0.725360284780607" calcext:value-type="float">
            <text:p>0.72536</text:p>
          </table:table-cell>
          <table:table-cell office:value-type="float" office:value="163258.87109375" calcext:value-type="float">
            <text:p>163258.87</text:p>
          </table:table-cell>
          <table:table-cell office:value-type="float" office:value="13903.8955078125" calcext:value-type="float">
            <text:p>13903.90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76" calcext:value-type="float">
            <text:p>76.000</text:p>
          </table:table-cell>
          <table:table-cell office:value-type="float" office:value="24.8532228630628" calcext:value-type="float">
            <text:p>24.853</text:p>
          </table:table-cell>
          <table:table-cell office:value-type="float" office:value="0.739497268624007" calcext:value-type="float">
            <text:p>0.73950</text:p>
          </table:table-cell>
          <table:table-cell office:value-type="float" office:value="160570.50390625" calcext:value-type="float">
            <text:p>160570.50</text:p>
          </table:table-cell>
          <table:table-cell office:value-type="float" office:value="13553.638671875" calcext:value-type="float">
            <text:p>13553.64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71.25" calcext:value-type="float">
            <text:p>71.250</text:p>
          </table:table-cell>
          <table:table-cell office:value-type="float" office:value="25.1915174333753" calcext:value-type="float">
            <text:p>25.192</text:p>
          </table:table-cell>
          <table:table-cell office:value-type="float" office:value="0.75393955619858" calcext:value-type="float">
            <text:p>0.75394</text:p>
          </table:table-cell>
          <table:table-cell office:value-type="float" office:value="156298.474609375" calcext:value-type="float">
            <text:p>156298.47</text:p>
          </table:table-cell>
          <table:table-cell office:value-type="float" office:value="12958.115234375" calcext:value-type="float">
            <text:p>12958.12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67.0625" calcext:value-type="float">
            <text:p>67.063</text:p>
          </table:table-cell>
          <table:table-cell office:value-type="float" office:value="25.5148677691268" calcext:value-type="float">
            <text:p>25.515</text:p>
          </table:table-cell>
          <table:table-cell office:value-type="float" office:value="0.765890776268357" calcext:value-type="float">
            <text:p>0.76589</text:p>
          </table:table-cell>
          <table:table-cell office:value-type="float" office:value="153870.673828125" calcext:value-type="float">
            <text:p>153870.67</text:p>
          </table:table-cell>
          <table:table-cell office:value-type="float" office:value="12301.7587890625" calcext:value-type="float">
            <text:p>12301.76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63.25" calcext:value-type="float">
            <text:p>63.250</text:p>
          </table:table-cell>
          <table:table-cell office:value-type="float" office:value="25.8368768146542" calcext:value-type="float">
            <text:p>25.837</text:p>
          </table:table-cell>
          <table:table-cell office:value-type="float" office:value="0.77765999468026" calcext:value-type="float">
            <text:p>0.77766</text:p>
          </table:table-cell>
          <table:table-cell office:value-type="float" office:value="154092.294921875" calcext:value-type="float">
            <text:p>154092.29</text:p>
          </table:table-cell>
          <table:table-cell office:value-type="float" office:value="11872.2607421875" calcext:value-type="float">
            <text:p>11872.2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134250.116066774" calcext:value-type="float">
            <text:p>134250.116066774</text:p>
          </table:table-cell>
          <table:table-cell table:style-name="ce6" office:value-type="float" office:value="4045291.84913714" calcext:value-type="float">
            <text:p>4045291.84913714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ilkdrop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60.9375" calcext:value-type="float">
            <text:p>60.938</text:p>
          </table:table-cell>
          <table:table-cell office:value-type="float" office:value="33.6889752044799" calcext:value-type="float">
            <text:p>33.689</text:p>
          </table:table-cell>
          <table:table-cell office:value-type="float" office:value="0.829166720415299" calcext:value-type="float">
            <text:p>0.82917</text:p>
          </table:table-cell>
          <table:table-cell office:value-type="float" office:value="11741.103515625" calcext:value-type="float">
            <text:p>11741.10</text:p>
          </table:table-cell>
          <table:table-cell office:value-type="float" office:value="3339.552734375" calcext:value-type="float">
            <text:p>3339.55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46.1875" calcext:value-type="float">
            <text:p>46.188</text:p>
          </table:table-cell>
          <table:table-cell office:value-type="float" office:value="34.7220984331827" calcext:value-type="float">
            <text:p>34.722</text:p>
          </table:table-cell>
          <table:table-cell office:value-type="float" office:value="0.849021404034258" calcext:value-type="float">
            <text:p>0.84902</text:p>
          </table:table-cell>
          <table:table-cell office:value-type="float" office:value="10600.97265625" calcext:value-type="float">
            <text:p>10600.97</text:p>
          </table:table-cell>
          <table:table-cell office:value-type="float" office:value="3401.5673828125" calcext:value-type="float">
            <text:p>3401.57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37.0625" calcext:value-type="float">
            <text:p>37.063</text:p>
          </table:table-cell>
          <table:table-cell office:value-type="float" office:value="35.4962258458749" calcext:value-type="float">
            <text:p>35.496</text:p>
          </table:table-cell>
          <table:table-cell office:value-type="float" office:value="0.863692293767413" calcext:value-type="float">
            <text:p>0.86369</text:p>
          </table:table-cell>
          <table:table-cell office:value-type="float" office:value="9023.89453125" calcext:value-type="float">
            <text:p>9023.89</text:p>
          </table:table-cell>
          <table:table-cell office:value-type="float" office:value="3364.22265625" calcext:value-type="float">
            <text:p>3364.22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31" calcext:value-type="float">
            <text:p>31.000</text:p>
          </table:table-cell>
          <table:table-cell office:value-type="float" office:value="36.0986536201869" calcext:value-type="float">
            <text:p>36.099</text:p>
          </table:table-cell>
          <table:table-cell office:value-type="float" office:value="0.874572481500414" calcext:value-type="float">
            <text:p>0.87457</text:p>
          </table:table-cell>
          <table:table-cell office:value-type="float" office:value="8562.478515625" calcext:value-type="float">
            <text:p>8562.48</text:p>
          </table:table-cell>
          <table:table-cell office:value-type="float" office:value="3326.888671875" calcext:value-type="float">
            <text:p>3326.89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26.75" calcext:value-type="float">
            <text:p>26.750</text:p>
          </table:table-cell>
          <table:table-cell office:value-type="float" office:value="36.5990551297679" calcext:value-type="float">
            <text:p>36.599</text:p>
          </table:table-cell>
          <table:table-cell office:value-type="float" office:value="0.883674570262339" calcext:value-type="float">
            <text:p>0.88367</text:p>
          </table:table-cell>
          <table:table-cell office:value-type="float" office:value="8296.087890625" calcext:value-type="float">
            <text:p>8296.09</text:p>
          </table:table-cell>
          <table:table-cell office:value-type="float" office:value="3279.552734375" calcext:value-type="float">
            <text:p>3279.55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23.6875" calcext:value-type="float">
            <text:p>23.688</text:p>
          </table:table-cell>
          <table:table-cell office:value-type="float" office:value="37.0505461089761" calcext:value-type="float">
            <text:p>37.051</text:p>
          </table:table-cell>
          <table:table-cell office:value-type="float" office:value="0.891750743886874" calcext:value-type="float">
            <text:p>0.89175</text:p>
          </table:table-cell>
          <table:table-cell office:value-type="float" office:value="7988.248046875" calcext:value-type="float">
            <text:p>7988.25</text:p>
          </table:table-cell>
          <table:table-cell office:value-type="float" office:value="3161.3388671875" calcext:value-type="float">
            <text:p>3161.34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office:value-type="float" office:value="21.1875" calcext:value-type="float">
            <text:p>21.188</text:p>
          </table:table-cell>
          <table:table-cell office:value-type="float" office:value="37.4541926841343" calcext:value-type="float">
            <text:p>37.454</text:p>
          </table:table-cell>
          <table:table-cell office:value-type="float" office:value="0.899475515779527" calcext:value-type="float">
            <text:p>0.89948</text:p>
          </table:table-cell>
          <table:table-cell office:value-type="float" office:value="7991.173828125" calcext:value-type="float">
            <text:p>7991.17</text:p>
          </table:table-cell>
          <table:table-cell office:value-type="float" office:value="3015.4990234375" calcext:value-type="float">
            <text:p>3015.50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19.25" calcext:value-type="float">
            <text:p>19.250</text:p>
          </table:table-cell>
          <table:table-cell office:value-type="float" office:value="37.8134761235367" calcext:value-type="float">
            <text:p>37.813</text:p>
          </table:table-cell>
          <table:table-cell office:value-type="float" office:value="0.905692058520762" calcext:value-type="float">
            <text:p>0.90569</text:p>
          </table:table-cell>
          <table:table-cell office:value-type="float" office:value="7822.18359375" calcext:value-type="float">
            <text:p>7822.18</text:p>
          </table:table-cell>
          <table:table-cell office:value-type="float" office:value="3029.31640625" calcext:value-type="float">
            <text:p>3029.32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17.625" calcext:value-type="float">
            <text:p>17.625</text:p>
          </table:table-cell>
          <table:table-cell office:value-type="float" office:value="38.1631933314236" calcext:value-type="float">
            <text:p>38.163</text:p>
          </table:table-cell>
          <table:table-cell office:value-type="float" office:value="0.911587423834302" calcext:value-type="float">
            <text:p>0.91159</text:p>
          </table:table-cell>
          <table:table-cell office:value-type="float" office:value="7746.591796875" calcext:value-type="float">
            <text:p>7746.59</text:p>
          </table:table-cell>
          <table:table-cell office:value-type="float" office:value="3051.2197265625" calcext:value-type="float">
            <text:p>3051.22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16.3125" calcext:value-type="float">
            <text:p>16.313</text:p>
          </table:table-cell>
          <table:table-cell office:value-type="float" office:value="38.4731239760517" calcext:value-type="float">
            <text:p>38.473</text:p>
          </table:table-cell>
          <table:table-cell office:value-type="float" office:value="0.916557553301833" calcext:value-type="float">
            <text:p>0.91656</text:p>
          </table:table-cell>
          <table:table-cell office:value-type="float" office:value="7631.791015625" calcext:value-type="float">
            <text:p>7631.79</text:p>
          </table:table-cell>
          <table:table-cell office:value-type="float" office:value="3029.1279296875" calcext:value-type="float">
            <text:p>3029.13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15.1875" calcext:value-type="float">
            <text:p>15.188</text:p>
          </table:table-cell>
          <table:table-cell office:value-type="float" office:value="38.7720487139778" calcext:value-type="float">
            <text:p>38.772</text:p>
          </table:table-cell>
          <table:table-cell office:value-type="float" office:value="0.921108338437314" calcext:value-type="float">
            <text:p>0.92111</text:p>
          </table:table-cell>
          <table:table-cell office:value-type="float" office:value="7538" calcext:value-type="float">
            <text:p>7538.00</text:p>
          </table:table-cell>
          <table:table-cell office:value-type="float" office:value="3081.703125" calcext:value-type="float">
            <text:p>3081.70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14.125" calcext:value-type="float">
            <text:p>14.125</text:p>
          </table:table-cell>
          <table:table-cell office:value-type="float" office:value="39.0902393603171" calcext:value-type="float">
            <text:p>39.090</text:p>
          </table:table-cell>
          <table:table-cell office:value-type="float" office:value="0.925980384020008" calcext:value-type="float">
            <text:p>0.92598</text:p>
          </table:table-cell>
          <table:table-cell office:value-type="float" office:value="7523.654296875" calcext:value-type="float">
            <text:p>7523.65</text:p>
          </table:table-cell>
          <table:table-cell office:value-type="float" office:value="2989.0556640625" calcext:value-type="float">
            <text:p>2989.06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13.25" calcext:value-type="float">
            <text:p>13.250</text:p>
          </table:table-cell>
          <table:table-cell office:value-type="float" office:value="39.3663695896493" calcext:value-type="float">
            <text:p>39.366</text:p>
          </table:table-cell>
          <table:table-cell office:value-type="float" office:value="0.929940975707397" calcext:value-type="float">
            <text:p>0.92994</text:p>
          </table:table-cell>
          <table:table-cell office:value-type="float" office:value="7539.8828125" calcext:value-type="float">
            <text:p>7539.88</text:p>
          </table:table-cell>
          <table:table-cell office:value-type="float" office:value="2978.513671875" calcext:value-type="float">
            <text:p>2978.5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132144.694616934" calcext:value-type="float">
            <text:p>132144.694616934</text:p>
          </table:table-cell>
          <table:table-cell table:style-name="ce6" office:value-type="float" office:value="1127600.63082531" calcext:value-type="float">
            <text:p>1127600.63082531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ailboat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bp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SNR</text:p>
          </table:table-cell>
          <table:table-cell office:value-type="string" calcext:value-type="string">
            <text:p>MSSIM</text:p>
          </table:table-cell>
          <table:table-cell office:value-type="string" calcext:value-type="string">
            <text:p>MSDS1</text:p>
          </table:table-cell>
          <table:table-cell office:value-type="string" calcext:value-type="string">
            <text:p>MSDS2</text:p>
          </table:table-cell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office:value-type="float" office:value="155.0625" calcext:value-type="float">
            <text:p>155.063</text:p>
          </table:table-cell>
          <table:table-cell office:value-type="float" office:value="24.7366614956308" calcext:value-type="float">
            <text:p>24.737</text:p>
          </table:table-cell>
          <table:table-cell office:value-type="float" office:value="0.641742512611511" calcext:value-type="float">
            <text:p>0.64174</text:p>
          </table:table-cell>
          <table:table-cell office:value-type="float" office:value="90566.767578125" calcext:value-type="float">
            <text:p>90566.77</text:p>
          </table:table-cell>
          <table:table-cell office:value-type="float" office:value="11314.8720703125" calcext:value-type="float">
            <text:p>11314.87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126.25" calcext:value-type="float">
            <text:p>126.250</text:p>
          </table:table-cell>
          <table:table-cell office:value-type="float" office:value="25.5439512958886" calcext:value-type="float">
            <text:p>25.544</text:p>
          </table:table-cell>
          <table:table-cell office:value-type="float" office:value="0.669339695099982" calcext:value-type="float">
            <text:p>0.66934</text:p>
          </table:table-cell>
          <table:table-cell office:value-type="float" office:value="81772.8046875" calcext:value-type="float">
            <text:p>81772.80</text:p>
          </table:table-cell>
          <table:table-cell office:value-type="float" office:value="10395" calcext:value-type="float">
            <text:p>10395.00</text:p>
          </table:table-cell>
        </table:table-row>
        <table:table-row table:style-name="ro1">
          <table:table-cell table:style-name="ce1" office:value-type="float" office:value="0.3" calcext:value-type="float">
            <text:p>0.30</text:p>
          </table:table-cell>
          <table:table-cell office:value-type="float" office:value="105.9375" calcext:value-type="float">
            <text:p>105.938</text:p>
          </table:table-cell>
          <table:table-cell office:value-type="float" office:value="26.2725589332616" calcext:value-type="float">
            <text:p>26.273</text:p>
          </table:table-cell>
          <table:table-cell office:value-type="float" office:value="0.695085268584527" calcext:value-type="float">
            <text:p>0.69509</text:p>
          </table:table-cell>
          <table:table-cell office:value-type="float" office:value="73910.845703125" calcext:value-type="float">
            <text:p>73910.85</text:p>
          </table:table-cell>
          <table:table-cell office:value-type="float" office:value="11068.01953125" calcext:value-type="float">
            <text:p>11068.02</text:p>
          </table:table-cell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90.5625" calcext:value-type="float">
            <text:p>90.563</text:p>
          </table:table-cell>
          <table:table-cell office:value-type="float" office:value="26.9296349310894" calcext:value-type="float">
            <text:p>26.930</text:p>
          </table:table-cell>
          <table:table-cell office:value-type="float" office:value="0.715800832599622" calcext:value-type="float">
            <text:p>0.71580</text:p>
          </table:table-cell>
          <table:table-cell office:value-type="float" office:value="65959.912109375" calcext:value-type="float">
            <text:p>65959.91</text:p>
          </table:table-cell>
          <table:table-cell office:value-type="float" office:value="10320.41796875" calcext:value-type="float">
            <text:p>10320.42</text:p>
          </table:table-cell>
        </table:table-row>
        <table:table-row table:style-name="ro1">
          <table:table-cell table:style-name="ce1" office:value-type="float" office:value="0.4" calcext:value-type="float">
            <text:p>0.40</text:p>
          </table:table-cell>
          <table:table-cell office:value-type="float" office:value="79.25" calcext:value-type="float">
            <text:p>79.250</text:p>
          </table:table-cell>
          <table:table-cell office:value-type="float" office:value="27.5008971500531" calcext:value-type="float">
            <text:p>27.501</text:p>
          </table:table-cell>
          <table:table-cell office:value-type="float" office:value="0.734941736359826" calcext:value-type="float">
            <text:p>0.73494</text:p>
          </table:table-cell>
          <table:table-cell office:value-type="float" office:value="61379.123046875" calcext:value-type="float">
            <text:p>61379.12</text:p>
          </table:table-cell>
          <table:table-cell office:value-type="float" office:value="10313.8876953125" calcext:value-type="float">
            <text:p>10313.89</text:p>
          </table:table-cell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70.4375" calcext:value-type="float">
            <text:p>70.438</text:p>
          </table:table-cell>
          <table:table-cell office:value-type="float" office:value="28.0214251846615" calcext:value-type="float">
            <text:p>28.021</text:p>
          </table:table-cell>
          <table:table-cell office:value-type="float" office:value="0.753482043740998" calcext:value-type="float">
            <text:p>0.75348</text:p>
          </table:table-cell>
          <table:table-cell office:value-type="float" office:value="59222.884765625" calcext:value-type="float">
            <text:p>59222.88</text:p>
          </table:table-cell>
          <table:table-cell office:value-type="float" office:value="10353.64453125" calcext:value-type="float">
            <text:p>10353.64</text:p>
          </table:table-cell>
        </table:table-row>
        <table:table-row table:style-name="ro1">
          <table:table-cell table:style-name="ce1" office:value-type="float" office:value="0.5" calcext:value-type="float">
            <text:p>0.50</text:p>
          </table:table-cell>
          <table:table-cell office:value-type="float" office:value="63.1875" calcext:value-type="float">
            <text:p>63.188</text:p>
          </table:table-cell>
          <table:table-cell office:value-type="float" office:value="28.5019471582179" calcext:value-type="float">
            <text:p>28.502</text:p>
          </table:table-cell>
          <table:table-cell office:value-type="float" office:value="0.769426109177255" calcext:value-type="float">
            <text:p>0.76943</text:p>
          </table:table-cell>
          <table:table-cell office:value-type="float" office:value="56049.046875" calcext:value-type="float">
            <text:p>56049.05</text:p>
          </table:table-cell>
          <table:table-cell office:value-type="float" office:value="10567.1904296875" calcext:value-type="float">
            <text:p>10567.19</text:p>
          </table:table-cell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57.125" calcext:value-type="float">
            <text:p>57.125</text:p>
          </table:table-cell>
          <table:table-cell office:value-type="float" office:value="28.9482749079073" calcext:value-type="float">
            <text:p>28.948</text:p>
          </table:table-cell>
          <table:table-cell office:value-type="float" office:value="0.782587990873259" calcext:value-type="float">
            <text:p>0.78259</text:p>
          </table:table-cell>
          <table:table-cell office:value-type="float" office:value="52430.642578125" calcext:value-type="float">
            <text:p>52430.64</text:p>
          </table:table-cell>
          <table:table-cell office:value-type="float" office:value="10059.51953125" calcext:value-type="float">
            <text:p>10059.52</text:p>
          </table:table-cell>
        </table:table-row>
        <table:table-row table:style-name="ro1">
          <table:table-cell table:style-name="ce1" office:value-type="float" office:value="0.6" calcext:value-type="float">
            <text:p>0.60</text:p>
          </table:table-cell>
          <table:table-cell office:value-type="float" office:value="52" calcext:value-type="float">
            <text:p>52.000</text:p>
          </table:table-cell>
          <table:table-cell office:value-type="float" office:value="29.3708459714113" calcext:value-type="float">
            <text:p>29.371</text:p>
          </table:table-cell>
          <table:table-cell office:value-type="float" office:value="0.795207413968089" calcext:value-type="float">
            <text:p>0.79521</text:p>
          </table:table-cell>
          <table:table-cell office:value-type="float" office:value="51452.904296875" calcext:value-type="float">
            <text:p>51452.90</text:p>
          </table:table-cell>
          <table:table-cell office:value-type="float" office:value="10023.1513671875" calcext:value-type="float">
            <text:p>10023.15</text:p>
          </table:table-cell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47.75" calcext:value-type="float">
            <text:p>47.750</text:p>
          </table:table-cell>
          <table:table-cell office:value-type="float" office:value="29.7594894079049" calcext:value-type="float">
            <text:p>29.759</text:p>
          </table:table-cell>
          <table:table-cell office:value-type="float" office:value="0.806350758323217" calcext:value-type="float">
            <text:p>0.80635</text:p>
          </table:table-cell>
          <table:table-cell office:value-type="float" office:value="49943.478515625" calcext:value-type="float">
            <text:p>49943.48</text:p>
          </table:table-cell>
          <table:table-cell office:value-type="float" office:value="9842.0439453125" calcext:value-type="float">
            <text:p>9842.04</text:p>
          </table:table-cell>
        </table:table-row>
        <table:table-row table:style-name="ro1">
          <table:table-cell table:style-name="ce1" office:value-type="float" office:value="0.7" calcext:value-type="float">
            <text:p>0.70</text:p>
          </table:table-cell>
          <table:table-cell office:value-type="float" office:value="44.0625" calcext:value-type="float">
            <text:p>44.063</text:p>
          </table:table-cell>
          <table:table-cell office:value-type="float" office:value="30.1402856798432" calcext:value-type="float">
            <text:p>30.140</text:p>
          </table:table-cell>
          <table:table-cell office:value-type="float" office:value="0.817499507141207" calcext:value-type="float">
            <text:p>0.81750</text:p>
          </table:table-cell>
          <table:table-cell office:value-type="float" office:value="48380.947265625" calcext:value-type="float">
            <text:p>48380.95</text:p>
          </table:table-cell>
          <table:table-cell office:value-type="float" office:value="9475.900390625" calcext:value-type="float">
            <text:p>9475.90</text:p>
          </table:table-cell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40.8125" calcext:value-type="float">
            <text:p>40.813</text:p>
          </table:table-cell>
          <table:table-cell office:value-type="float" office:value="30.4983127083411" calcext:value-type="float">
            <text:p>30.498</text:p>
          </table:table-cell>
          <table:table-cell office:value-type="float" office:value="0.826858362783096" calcext:value-type="float">
            <text:p>0.82686</text:p>
          </table:table-cell>
          <table:table-cell office:value-type="float" office:value="46923.5078125" calcext:value-type="float">
            <text:p>46923.51</text:p>
          </table:table-cell>
          <table:table-cell office:value-type="float" office:value="8968.931640625" calcext:value-type="float">
            <text:p>8968.93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office:value-type="float" office:value="38.0625" calcext:value-type="float">
            <text:p>38.063</text:p>
          </table:table-cell>
          <table:table-cell office:value-type="float" office:value="30.8381353526643" calcext:value-type="float">
            <text:p>30.838</text:p>
          </table:table-cell>
          <table:table-cell office:value-type="float" office:value="0.835398178583619" calcext:value-type="float">
            <text:p>0.83540</text:p>
          </table:table-cell>
          <table:table-cell office:value-type="float" office:value="45856.091796875" calcext:value-type="float">
            <text:p>45856.09</text:p>
          </table:table-cell>
          <table:table-cell office:value-type="float" office:value="9137.9990234375" calcext:value-type="float">
            <text:p>9138.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_3_value</text:p>
          </table:table-cell>
          <table:table-cell office:value-type="string" calcext:value-type="string">
            <text:p>others_value</text:p>
          </table:table-cell>
          <table:table-cell table:number-columns-repeated="4"/>
        </table:table-row>
        <table:table-row table:style-name="ro1">
          <table:table-cell table:style-name="ce6" office:value-type="float" office:value="243504.352354056" calcext:value-type="float">
            <text:p>243504.352354056</text:p>
          </table:table-cell>
          <table:table-cell table:style-name="ce6" office:value-type="float" office:value="2708631.82004438" calcext:value-type="float">
            <text:p>2708631.82004438</text:p>
          </table:table-cell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ゴシックB Sun" svg:font-family="'HG ゴシックB Sun', 'HG-GothicB Sun', 'HG ゴシックB', 'HG Mincho Light J', 'ＭＳ Ｐゴシック', 'ヒラギノ角ゴ ProN', 'ヒラギノ角ゴ Pro', TLPゴシック, LXゴシック, HGPGothicB, 'IPA Pゴシック', 東風ゴシック, さざなみゴシック, 'Kochi Gothic', 'UmePlus Gothic', Gothic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roid Sans Fallback" style:language-asian="ja" style:country-asian="JP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3" loext:min-decimal-places="3" number:min-integer-digits="1" number:grouping="true"/>
    </number:number-style>
    <number:number-style style:name="N118">
      <number:number number:decimal-places="12" loext:min-decimal-places="12" number:min-integer-digits="1"/>
    </number:number-style>
    <number:number-style style:name="N119">
      <number:number number:decimal-places="11" loext:min-decimal-places="11" number:min-integer-digits="1"/>
    </number:number-style>
    <number:number-style style:name="N120">
      <number:number number:decimal-places="10" loext:min-decimal-places="10"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2">0000/00/00</text:date>, <text:time style:data-style-name="N2" text:time-value="14:09:18.64736161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0T17:06:05.386358963</meta:creation-date>
    <dc:date>2019-12-22T16:03:27.759378671</dc:date>
    <meta:editing-duration>PT1H59M34S</meta:editing-duration>
    <meta:editing-cycles>12</meta:editing-cycles>
    <meta:generator>LibreOffice/6.3.3.2.0$Linux_X86_64 LibreOffice_project/30$Build-2</meta:generator>
    <meta:document-statistic meta:table-count="8" meta:cell-count="704" meta:object-count="0"/>
  </office:meta>
</office:document-meta>
</file>